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9000001CD51D4EDF4.png" manifest:media-type="image/png"/>
  <manifest:file-entry manifest:full-path="Pictures/10000201000001F00000027582BC38DC.png" manifest:media-type="image/png"/>
  <manifest:file-entry manifest:full-path="Pictures/100000000000022E00000174D851B58B.png" manifest:media-type="image/png"/>
  <manifest:file-entry manifest:full-path="Pictures/100002010000021E000001C46DC8C7A3.png" manifest:media-type="image/png"/>
  <manifest:file-entry manifest:full-path="Pictures/100002010000021E000001C46287DCB8.png" manifest:media-type="image/png"/>
  <manifest:file-entry manifest:full-path="Pictures/10000201000002690000027904A4A60E.png" manifest:media-type="image/png"/>
  <manifest:file-entry manifest:full-path="Pictures/100002010000029E00000216845D0559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99ff66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262cm" svg:height="8.763cm" svg:x="3.1cm" svg:y="0.294cm">
          <draw:image xlink:href="Pictures/100002010000021E000001C46287DCB8.png" xlink:type="simple" xlink:show="embed" xlink:actuate="onLoad">
            <text:p/>
          </draw:image>
        </draw:frame>
        <draw:frame draw:style-name="gr1" draw:text-style-name="P1" draw:layer="layout" svg:width="10.262cm" svg:height="8.763cm" svg:x="3.544cm" svg:y="5.698cm">
          <draw:image xlink:href="Pictures/100002010000021E000001C46DC8C7A3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9.4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723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1.415cm" svg:y="1.6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715cm" svg:y="3.2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5.124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262cm" svg:height="6.833cm" svg:x="4.425cm" svg:y="1.219cm">
          <draw:image xlink:href="Pictures/100000000000022E00000174D851B58B.png" xlink:type="simple" xlink:show="embed" xlink:actuate="onLoad">
            <text:p/>
          </draw:image>
        </draw:frame>
        <draw:frame draw:style-name="gr1" draw:text-style-name="P1" draw:layer="layout" svg:width="12.524cm" svg:height="12.815cm" svg:x="3.907cm" svg:y="5.203cm">
          <draw:image xlink:href="Pictures/10000201000001F00000027582BC38D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8.041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11.276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949cm" svg:y="4.923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13.268cm" svg:y="7.737cm">
          <draw:text-box>
            <text:p><text:span text:style-name="T1">4</text:span></text:p>
          </draw:text-box>
        </draw:frame>
        <draw:custom-shape draw:style-name="gr7" draw:text-style-name="P1" draw:layer="layout" svg:width="1.878cm" svg:height="1.561cm" svg:x="6.401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93cm" svg:y="6.893cm">
          <draw:text-box>
            <text:p><text:span text:style-name="T1">2</text:span></text:p>
          </draw:text-box>
        </draw:frame>
        <draw:custom-shape draw:style-name="gr7" draw:text-style-name="P1" draw:layer="layout" svg:width="3.07cm" svg:height="3.157cm" svg:x="6.061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218cm" svg:y="9.223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1" draw:layer="layout" svg:width="9.906cm" svg:height="7.823cm" svg:x="2.666cm" svg:y="0.672cm">
          <draw:image xlink:href="Pictures/100002010000029E00000216845D0559.png" xlink:type="simple" xlink:show="embed" xlink:actuate="onLoad">
            <text:p/>
          </draw:image>
        </draw:frame>
        <draw:frame draw:style-name="gr9" draw:text-style-name="P1" draw:layer="layout" svg:width="10.262cm" svg:height="8.23cm" svg:x="2.851cm" svg:y="5.241cm">
          <draw:image xlink:href="Pictures/1000020100000239000001CD51D4EDF4.png" xlink:type="simple" xlink:show="embed" xlink:actuate="onLoad">
            <text:p/>
          </draw:image>
        </draw:frame>
        <draw:custom-shape draw:style-name="gr10" draw:text-style-name="P1" draw:layer="layout" svg:width="0.606cm" svg:height="0.534cm" svg:x="4.196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6.42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29cm" svg:y="1.529cm">
          <draw:text-box>
            <text:p><text:span text:style-name="T1">1</text:span></text:p>
          </draw:text-box>
        </draw:frame>
        <draw:custom-shape draw:style-name="gr7" draw:text-style-name="P1" draw:layer="layout" svg:width="1.878cm" svg:height="1.561cm" svg:x="3.5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5.473cm" svg:y="4.56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10.40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2.309cm" svg:y="8.924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10T22:27:43.852585045</dc:date>
    <meta:editing-duration>PT1H17M47S</meta:editing-duration>
    <meta:editing-cycles>18</meta:editing-cycles>
    <meta:generator>LibreOffice/4.2.8.2$Linux_x86 LibreOffice_project/420m0$Build-2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cm" svg:y="0.268cm" svg:width="3.528cm" svg:height="2.575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